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6.682cm" svg:height="9.507cm" svg:x="5.5cm" svg:y="6cm">
          <draw:text-box>
            <text:p/>
            <text:p>1m <text:s text:c="9"/>1/1000 km <text:s text:c="6"/>3600 km</text:p>
            <text:p>------ <text:s/>= <text:s text:c="2"/>--------------- <text:s/>= ------------- = 3.6 km/h</text:p>
            <text:p>1s <text:s text:c="10"/>1/3600 h <text:s text:c="9"/>1000 h</text:p>
            <text:p/>
            <text:p/>
            <text:p>1 km/h = ? m/s</text:p>
            <text:p/>
            <text:p/>
            <text:p/>
            <text:p/>
            <text:p/>
            <text:p><text:s text:c="9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49S</meta:editing-duration>
    <meta:editing-cycles>4</meta:editing-cycles>
    <meta:generator>OpenOffice/4.1.15$Win32 OpenOffice.org_project/4115m2$Build-9813</meta:generator>
    <dc:date>2025-10-04T22:36:25.65</dc:date>
    <dc:creator>Eric Zhang</dc:creator>
    <meta:document-statistic meta:object-count="24"/>
  </office:meta>
</office:document-meta>
</file>